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바탕" svg:font-family="바탕" style:font-family-generic="roman" style:font-pitch="variable"/>
    <style:font-face style:name="Arial" svg:font-family="Arial" style:font-family-generic="system" style:font-pitch="variable"/>
    <style:font-face style:name="바탕1" svg:font-family="바탕"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orphans="0" fo:widows="0" fo:hyphenation-ladder-count="no-limit" fo:text-indent="0cm" style:auto-text-indent="false"/>
      <style:text-properties fo:hyphenate="false" fo:hyphenation-remain-char-count="2" fo:hyphenation-push-char-count="2"/>
    </style:style>
    <style:style style:name="P2" style:family="paragraph" style:parent-style-name="Standard">
      <style:paragraph-properties fo:margin-left="0cm" fo:margin-right="0cm" fo:margin-top="0cm" fo:margin-bottom="0cm" loext:contextual-spacing="false" fo:line-height="100%" fo:orphans="0" fo:widows="0" fo:hyphenation-ladder-count="no-limit" fo:text-indent="0cm" style:auto-text-indent="false"/>
      <style:text-properties style:use-window-font-color="true" style:font-name="바탕" fo:font-size="12pt" fo:letter-spacing="normal" fo:language="en" fo:country="US" style:letter-kerning="false" style:font-name-asian="바탕1" style:font-size-asian="12pt" style:language-asian="ko" style:country-asian="KR" style:font-name-complex="바탕1" style:font-size-complex="12pt" fo:hyphenate="false" fo:hyphenation-remain-char-count="2" fo:hyphenation-push-char-count="2"/>
    </style:style>
    <style:style style:name="P3" style:family="paragraph" style:parent-style-name="Standard" style:master-page-name="Standard">
      <style:paragraph-properties fo:margin-left="0cm" fo:margin-right="0cm" fo:margin-top="0cm" fo:margin-bottom="0cm" loext:contextual-spacing="false" fo:line-height="100%" fo:orphans="0" fo:widows="0" fo:hyphenation-ladder-count="no-limit" fo:text-indent="0cm" style:auto-text-indent="false" style:page-number="auto"/>
      <style:text-properties fo:hyphenate="false" fo:hyphenation-remain-char-count="2" fo:hyphenation-push-char-count="2"/>
    </style:style>
    <style:style style:name="T1" style:family="text">
      <style:text-properties style:use-window-font-color="true" style:font-name="바탕" fo:font-size="12pt" fo:letter-spacing="normal" fo:language="en" fo:country="US" style:letter-kerning="false" style:font-name-asian="바탕1" style:font-size-asian="12pt" style:language-asian="ko" style:country-asian="KR" style:font-name-complex="바탕1" style:font-size-complex="12pt"/>
    </style:style>
    <style:style style:name="T2" style:family="text">
      <style:text-properties style:use-window-font-color="true" style:font-name="바탕" fo:font-size="12pt" fo:letter-spacing="normal" fo:language="en" fo:country="US" officeooo:rsid="000683a5" style:letter-kerning="false" style:font-name-asian="바탕1" style:font-size-asian="12pt" style:language-asian="ko" style:country-asian="KR" style:font-name-complex="바탕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안녕하십니까 t-way 항공서비스 데이터베이스에 대한 발표를 맡은 2조 컴퓨터공학과</text:span></text:p>
      <text:p text:style-name="P1"><text:span text:style-name="T1">유승주입니다.</text:span></text:p>
      <text:p text:style-name="P2"/>
      <text:p text:style-name="P1"><text:span text:style-name="T1">발표 순서는 주제 선정, 요구사항 명세서, db모델 개념적 설계, er 다이어그램 순으로 진행되겠습니다.</text:span></text:p>
      <text:p text:style-name="P2"/>
      <text:p text:style-name="P1"><text:span text:style-name="T1">첫 번째로 주제 선정입니다. 저희는 주제를 선정할 때 어느 업무에 대해 다루어야 합리적일지 각자의 아이디어를 모았고 투표를 진행해서 가장 많은 표를 받은 주제를 진행하기로 했습니다. 그래서 처음에는 병원 업무 관리가 가장 많은 표를 받았지만 결국 마지막으로 선택한건 항공 분야와 관련된 내용이었는데 그 이유는 항공 분야가 타 후보군에 비해 업무 분담이 잘 되어있고, 많은 사람들이 소비하기에 경쟁력이 높으며, 효율적인 관리를 위한 경제적인 DBMS가 요구된다고 생각했기 때문입니다. 그래서 저희는 항공 서비스에 대한 DBMS를 주제로 선정하고 이에 대해 조사를 진행하였습니다.</text:span></text:p>
      <text:p text:style-name="P2"/>
      <text:p text:style-name="P1"><text:span text:style-name="T1">다음은 요구사항 입니다.</text:span></text:p>
      <text:p text:style-name="P2"/>
      <text:p text:style-name="P1"><text:span text:style-name="T1">데이터 요구사항으론 t-way 항공사가 있는 공항의 경영자, 그리고 각 부서의 책임자, 그리고 그 아래의 손님들과 이들이 제공하는 서비스를 소비하는 손님이 있습니다. </text:span></text:p>
      <text:p text:style-name="P1"><text:span text:style-name="T1">이 중 손님은 손님 ID를 부여하여 성명, 여권번호, 예약번호등의 데이터를 가지며 사원은 사원ID 안에 담당업무, 성별, 성명 등을 가집니다.</text:span></text:p>
      <text:p text:style-name="P2"/>
      <text:p text:style-name="P1"><text:span text:style-name="T1">그리고 소비자에게 제공되는 면세 상품들은 상품번호 등이 부여되며 모든 기내식은 예약 날짜와 음식 코드 등이 기록된 예약번호를 부여받습니다. 그리고 모든 항공기들은 티웨이 항공에 속해있으며 각 한명의 기장을 배치받습니다.</text:span></text:p>
      <text:p text:style-name="P2"/>
      <text:p text:style-name="P1"><text:span text:style-name="T1">기능 요구사항으론 각 경영자는 소비자의 권리를 제외한 모든 권한을 소유하고 있으며, 책임자는 부서의 모든 권한을 가지며 직원의 급여를 조정할 수 있습니다. 그리고 직원은 기내식의 재고관리를 할 수가 있으며 소비자는 예약 정보 및 재고를 확인하고 선택하여 예약을 하거나, 했던 예약을 변경할 수 있는 기능을 소유하고 있습니다.</text:span></text:p>
      <text:p text:style-name="P2"/>
      <text:p text:style-name="P1"><text:span text:style-name="T1">저희는 이 요구사항들과 저희가 분석한 항공사의 시스템 등을 결합하여 여러가지 엔티티 타입을 만들어 낼 수 있었습니다. 그리고 이 엔티티 타입을 조정하여 <text:s/>ER다이어그램을 완성했습니다.</text:span></text:p>
      <text:p text:style-name="P2"/>
      <text:p text:style-name="P1"><text:span text:style-name="T1">여기서 먼저 t-way항공사는 경영자라는 기본키를 가지고 있고 공항에 n대1 관계를 이루고 있습니다. 그리고 항공사는 항공기는 </text:span><text:span text:style-name="T2">1대 <text:s/>N 관계를 유지하고 있으며 항공기에는 기장, 승무원, 그리고 기본키로 항공기 번호가 부여되어 있습니다. </text:span><text:span text:style-name="T1">직원과 항공사의 채용은 전체참여이며 직원은 직원번호라는 기본키를 가지고 있고 또 근무형태에 전체 참여를 하고 있습니다. </text:span><text:span text:style-name="T2">직원은 소비자와 M대N관계로 묶여있으며 소비자는 여권 번호라는 기본키와 id, 이름등의 애트리뷰트들을 가지고 있습니다. 소비자는 총 세 가지의 서비스를 구매할 수 있는데 면세 상품, 기내식, 항공권등이 바로 그것으로써 예약 여부와 가격을 알 수 있습니다. 항공권에는 소비자가 탑승할 항공기 번호가 외부키로 참조되어 있으며 면세 상품은 상품 번호, 기내식과 항공권은 각각 예약번호라는 기본키를 소유하고 있습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바탕" svg:font-family="바탕" style:font-family-generic="roman" style:font-pitch="variable"/>
    <style:font-face style:name="Arial" svg:font-family="Arial"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바탕1" style:font-size-asian="12pt" style:language-asian="ko" style:country-asian="KR" style:font-name-complex="Arial"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US" style:letter-kerning="false" style:font-name-asian="바탕1" style:font-size-asian="12pt" style:language-asian="ko" style:country-asian="KR" style:font-name-complex="Arial"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0" fo:widows="0" style:writing-mode="lr-tb"/>
    </style:style>
    <style:style style:name="Heading" style:family="paragraph" style:next-style-name="Text_20_body" style:default-outline-level="" style:class="text">
      <style:paragraph-properties fo:margin-top="0.423cm" fo:margin-bottom="0.212cm" loext:contextual-spacing="false" fo:line-height="100%" fo:text-align="start" style:justify-single-word="false" fo:orphans="2" fo:widows="2" fo:keep-with-next="always" style:writing-mode="lr-tb"/>
      <style:text-properties fo:font-size="14pt" style:font-size-asian="14pt" style:font-size-complex="14pt"/>
    </style:style>
    <style:style style:name="Text_20_body" style:display-name="Text body" style:family="paragraph" style:default-outline-level="" style:class="text">
      <style:paragraph-properties fo:margin-top="0cm" fo:margin-bottom="0.247cm" loext:contextual-spacing="false" fo:line-height="115%" fo:text-align="start" style:justify-single-word="false" fo:orphans="2" fo:widows="2" style:writing-mode="lr-tb"/>
    </style:style>
    <style:style style:name="List" style:family="paragraph" style:parent-style-name="Text_20_body" style:default-outline-level="" style:class="list">
      <style:paragraph-properties fo:margin-top="0cm" fo:margin-bottom="0.247cm" loext:contextual-spacing="false" fo:line-height="115%"/>
    </style:style>
    <style:style style:name="Caption" style:family="paragraph" style:default-outline-level="" style:class="extra">
      <style:paragraph-properties fo:margin-top="0.212cm" fo:margin-bottom="0.212cm" loext:contextual-spacing="false" fo:line-height="100%" fo:text-align="start" style:justify-single-word="false" fo:orphans="2" fo:widows="2" text:number-lines="false" text:line-number="0" style:writing-mode="lr-tb"/>
      <style:text-properties fo:font-size="12pt" fo:font-style="italic" style:font-size-asian="12pt" style:font-style-asian="italic" style:font-size-complex="12pt" style:font-style-complex="italic"/>
    </style:style>
    <style:style style:name="Index" style:family="paragraph" style:default-outline-level="" style:class="index">
      <style:paragraph-properties fo:line-height="100%" fo:text-align="start" style:justify-single-word="false" fo:orphans="2" fo:widows="2" text:number-lines="false" text:line-number="0"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nsgh</meta:initial-creator>
    <meta:editing-cycles>2</meta:editing-cycles>
    <dc:date>2020-11-10T15:57:42.037000000</dc:date>
    <meta:generator>Neat_Office/6.2.8.2$Windows_x86 LibreOffice_project/</meta:generator>
    <meta:editing-duration>PT7M44S</meta:editing-duration>
    <meta:document-statistic meta:table-count="0" meta:image-count="0" meta:object-count="0" meta:page-count="1" meta:paragraph-count="11" meta:word-count="1100" meta:character-count="1452" meta:non-whitespace-character-count="1125"/>
    <meta:user-defined meta:name="AppVersion">12.0000</meta:user-defined>
    <meta:user-defined meta:name="HyperlinksChanged" meta:value-type="boolean">false</meta:user-defined>
    <meta:user-defined meta:name="ShareDoc" meta:value-type="boolean">false</meta:user-defined>
    <meta:user-defined meta:name="version">1000.0100.01</meta:user-defined>
    <meta:template xlink:type="simple" xlink:actuate="onRequest" xlink:title="Normal.dotm" xlink:href=""/>
  </office:meta>
</office:document-meta>
</file>